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7a24" officeooo:paragraph-rsid="001e8b00"/>
    </style:style>
    <style:style style:name="P2" style:family="paragraph" style:parent-style-name="Standard">
      <style:text-properties officeooo:rsid="001e8b00" officeooo:paragraph-rsid="001e8b00"/>
    </style:style>
    <style:style style:name="P3" style:family="paragraph" style:parent-style-name="Standard" style:list-style-name="L1" style:master-page-name="">
      <loext:graphic-properties draw:fill="none"/>
      <style:paragraph-properties fo:margin-left="4.3cm" fo:margin-right="0cm" fo:text-indent="-1.7cm" style:auto-text-indent="false" style:page-number="auto" fo:background-color="transparent"/>
      <style:text-properties officeooo:rsid="001d7a24" officeooo:paragraph-rsid="001d7a24"/>
    </style:style>
    <style:style style:name="P4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d7a24"/>
    </style:style>
    <style:style style:name="P5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f77e3"/>
    </style:style>
    <style:style style:name="P6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216206"/>
    </style:style>
    <style:style style:name="P7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e8b00"/>
    </style:style>
    <style:style style:name="P8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21168f" officeooo:paragraph-rsid="0021168f"/>
    </style:style>
    <style:style style:name="P9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f77e3" officeooo:paragraph-rsid="001f77e3"/>
    </style:style>
    <style:style style:name="P10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paragraph-rsid="00216206"/>
    </style:style>
    <style:style style:name="P11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216206" officeooo:paragraph-rsid="00216206"/>
    </style:style>
    <style:style style:name="P12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e8b00" officeooo:paragraph-rsid="001e8b00"/>
    </style:style>
    <style:style style:name="P13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e8b00" officeooo:paragraph-rsid="001f77e3"/>
    </style:style>
    <style:style style:name="P14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26b9e4" officeooo:paragraph-rsid="0026b9e4"/>
    </style:style>
    <style:style style:name="T1" style:family="text">
      <style:text-properties officeooo:rsid="0023524b"/>
    </style:style>
    <style:style style:name="T2" style:family="text">
      <style:text-properties officeooo:rsid="0024b471"/>
    </style:style>
    <style:style style:name="T3" style:family="text">
      <style:text-properties officeooo:rsid="00266446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8977457378856893" text:style-name="L1">
        <text:list-header>
          <text:p text:style-name="P3"/>
          <text:p text:style-name="P4"/>
        </text:list-header>
        <text:list-item>
          <text:p text:style-name="P4">Abstract</text:p>
          <text:p text:style-name="P4"/>
        </text:list-item>
        <text:list-item>
          <text:p text:style-name="P5">Acknowledgements <text:span text:style-name="T1">200</text:span></text:p>
          <text:p text:style-name="P8"/>
        </text:list-item>
        <text:list-item>
          <text:p text:style-name="P8">Declaration <text:span text:style-name="T1">167</text:span></text:p>
          <text:p text:style-name="P5"/>
        </text:list-item>
        <text:list-item>
          <text:p text:style-name="P9">Contents <text:span text:style-name="T1">70</text:span></text:p>
          <text:p text:style-name="P4"/>
        </text:list-item>
        <text:list-item>
          <text:p text:style-name="P4">Glossary of Terms </text:p>
          <text:p text:style-name="P4"/>
        </text:list-item>
        <text:list-item>
          <text:p text:style-name="P4">Table of Figures</text:p>
          <text:p text:style-name="P14"/>
        </text:list-item>
        <text:list-item>
          <text:p text:style-name="P4">Introduction</text:p>
          <text:p text:style-name="P4"/>
        </text:list-item>
        <text:list-item>
          <text:p text:style-name="P4">Motivation <text:span text:style-name="T3">662</text:span></text:p>
          <text:p text:style-name="P4"/>
        </text:list-item>
        <text:list-item>
          <text:p text:style-name="P6">Research</text:p>
          <text:list>
            <text:list-header>
              <text:p text:style-name="P10"/>
            </text:list-header>
            <text:list-item>
              <text:p text:style-name="P11">Data Collection <text:tab/><text:span text:style-name="T1">619</text:span></text:p>
            </text:list-item>
          </text:list>
          <text:p text:style-name="P4"/>
        </text:list-item>
        <text:list-item>
          <text:p text:style-name="P4">Development</text:p>
          <text:p text:style-name="P4"/>
        </text:list-item>
        <text:list-item>
          <text:p text:style-name="P4">Implementation</text:p>
          <text:p text:style-name="P4"/>
        </text:list-item>
        <text:list-item>
          <text:p text:style-name="P4">Design</text:p>
          <text:p text:style-name="P4"/>
        </text:list-item>
        <text:list-item>
          <text:p text:style-name="P4">How the infrastructure works</text:p>
          <text:p text:style-name="P4"/>
        </text:list-item>
        <text:list-item>
          <text:p text:style-name="P4">How the Applications works <text:span text:style-name="T1">1095</text:span></text:p>
          <text:p text:style-name="P4"/>
        </text:list-item>
        <text:list-item>
          <text:p text:style-name="P12">Mapping decisions</text:p>
          <text:p text:style-name="P7"/>
        </text:list-item>
        <text:list-item>
          <text:p text:style-name="P7">What the map shows <text:span text:style-name="T1">757</text:span></text:p>
          <text:p text:style-name="P4"/>
        </text:list-item>
        <text:list-item>
          <text:p text:style-name="P4">How the map shows it</text:p>
          <text:p text:style-name="P4"/>
        </text:list-item>
        <text:list-item>
          <text:p text:style-name="P4">Testing</text:p>
          <text:p text:style-name="P4"/>
        </text:list-item>
        <text:list-item>
          <text:p text:style-name="P13">Analysis</text:p>
          <text:p text:style-name="P13"/>
        </text:list-item>
        <text:list-item>
          <text:p text:style-name="P13">Conclusions</text:p>
          <text:p text:style-name="P12"/>
        </text:list-item>
        <text:list-item>
          <text:p text:style-name="P12">Recommendations</text:p>
          <text:p text:style-name="P12"/>
        </text:list-item>
        <text:list-item>
          <text:p text:style-name="P12">References</text:p>
          <text:p text:style-name="P12"/>
        </text:list-item>
        <text:list-item>
          <text:p text:style-name="P12">Appendices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2:49:27.962000000</meta:creation-date>
    <dc:date>2015-12-29T02:22:37.440000000</dc:date>
    <meta:editing-duration>PT5H23M7S</meta:editing-duration>
    <meta:editing-cycles>9</meta:editing-cycles>
    <meta:generator>LibreOffice/4.4.6.3$Windows_x86 LibreOffice_project/e8938fd3328e95dcf59dd64e7facd2c7d67c704d</meta:generator>
    <meta:document-statistic meta:table-count="0" meta:image-count="0" meta:object-count="0" meta:page-count="1" meta:paragraph-count="24" meta:word-count="74" meta:character-count="440" meta:non-whitespace-character-count="388"/>
  </office:meta>
</office:document-meta>
</file>